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3200000025832CBF8DB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32000000258163146C6.png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gr1" style:family="graphic">
      <style:graphic-properties style:protect="size"/>
    </style:style>
    <style:style style:name="pr1" style:family="presentation" style:parent-style-name="mars-title">
      <style:graphic-properties draw:fill-color="#ffffff" draw:auto-grow-height="true" fo:min-height="2.261cm"/>
    </style:style>
    <style:style style:name="pr2" style:family="presentation" style:parent-style-name="mars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backgroundobjects">
      <style:graphic-properties draw:stroke="none" draw:fill="solid" draw:fill-color="#ffcc99" draw:opacity="100%" draw:opacity-name="Transparency_20_33" draw:textarea-horizontal-align="center" draw:textarea-vertical-align="middle" draw:shadow-opacity="100%"/>
    </style:style>
    <style:style style:name="pr5" style:family="presentation" style:parent-style-name="標準1-outline1">
      <style:graphic-properties draw:fill-color="#ffffff" draw:auto-grow-height="true" fo:min-height="16.001cm"/>
    </style:style>
    <style:style style:name="pr6" style:family="presentation" style:parent-style-name="標準1-notes">
      <style:graphic-properties draw:fill-color="#ffffff" draw:auto-grow-height="true" fo:min-height="11.41cm"/>
    </style:style>
    <style:style style:name="pr7" style:family="presentation" style:parent-style-name="標準1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color="#ffff99"/>
    </style:style>
    <style:style style:name="P4" style:family="paragraph">
      <style:paragraph-properties fo:text-align="center"/>
    </style:style>
    <style:style style:name="P5" style:family="paragraph">
      <style:paragraph-properties fo:margin-left="0.9cm" fo:margin-right="0cm" fo:text-indent="-0.9cm"/>
    </style:style>
    <style:style style:name="P6" style:family="paragraph">
      <style:paragraph-properties fo:margin-left="0.9cm" fo:margin-right="0cm" text:enable-numbering="false" fo:text-indent="-0.9cm"/>
    </style:style>
    <style:style style:name="P7" style:family="paragraph">
      <style:paragraph-properties fo:margin-left="0.9cm" fo:margin-right="0cm" text:enable-numbering="true" fo:text-indent="-0.9cm"/>
    </style:style>
    <style:style style:name="P8" style:family="paragraph">
      <style:paragraph-properties fo:margin-left="2.07cm" fo:margin-right="0cm" fo:text-indent="-0.8cm"/>
    </style:style>
    <style:style style:name="P9" style:family="paragraph">
      <style:paragraph-properties fo:margin-left="0cm" fo:margin-right="0cm" fo:text-indent="0cm"/>
      <style:text-properties fo:color="#ccccff"/>
    </style:style>
    <style:style style:name="T1" style:family="text">
      <style:text-properties fo:font-size="32pt"/>
    </style:style>
    <style:style style:name="T2" style:family="text">
      <style:text-properties fo:color="#ffff99"/>
    </style:style>
    <style:style style:name="T3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4" style:family="text">
      <style:text-properties fo:font-family="Courier" style:font-family-generic="modern" style:font-pitch="fixed"/>
    </style:style>
    <style:style style:name="T5" style:family="text">
      <style:text-properties fo:font-family="Courier" style:font-family-generic="modern" style:font-pitch="fixed" style:font-family-asian="Teletype" style:font-pitch-asian="variable" style:font-family-complex="Teletype" style:font-pitch-complex="variable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font-size="26pt"/>
    </style:style>
    <style:style style:name="T8" style:family="text">
      <style:text-properties fo:font-size="20pt"/>
    </style:style>
    <style:style style:name="T9" style:family="text">
      <style:text-properties fo:color="#cccc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1" draw:layer="layout" svg:width="13.467cm" svg:height="2.292cm" svg:x="12.533cm" svg:y="1.485cm" presentation:class="title" presentation:user-transformed="true">
          <draw:text-box>
            <text:p text:style-name="P1"><text:span text:style-name="T1">GnuPG</text:span> <text:line-break/>The GNU Privacy Guard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3.5cm" svg:height="1.501cm" svg:x="2cm" svg:y="1cm" presentation:class="title">
          <draw:text-box>
            <text:p text:style-name="P1"><text:span text:style-name="T2">Lecture Outline</text:span></text:p>
          </draw:text-box>
        </draw:frame>
        <draw:rect presentation:style-name="pr4" draw:text-style-name="P4" draw:layer="layout" svg:width="24.5cm" svg:height="17cm" svg:x="1.473cm" svg:y="3.228cm" draw:corner-radius="0.5cm">
          <text:p text:style-name="P1"/>
        </draw:rect>
        <draw:frame presentation:style-name="pr5" draw:text-style-name="P5" draw:layer="layout" svg:width="23cm" svg:height="16.001cm" svg:x="2cm" svg:y="3.7cm" presentation:class="outline">
          <draw:text-box>
            <text:list text:style-name="L2">
              <text:list-item>
                <text:p text:style-name="P5">PGP and OpenPGP</text:p>
              </text:list-item>
            </text:list>
            <text:list text:style-name="L2">
              <text:list-item>
                <text:p text:style-name="P5">GnuPG</text:p>
              </text:list-item>
            </text:list>
            <text:list text:style-name="L2">
              <text:list-item>
                <text:p text:style-name="P5">Using GnuPG</text:p>
              </text:list-item>
            </text:list>
            <text:list text:style-name="L2">
              <text:list-item>
                <text:p text:style-name="P5">GnuPG GUI Frontends</text:p>
              </text:list-item>
            </text:list>
            <text:list text:style-name="L2">
              <text:list-item>
                <text:p text:style-name="P5">KGPG</text:p>
              </text:list-item>
            </text:list>
            <text:list text:style-name="L2">
              <text:list-item>
                <text:p text:style-name="P5">GnuPG MUA Frontends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5">GnuPG RSS Feed - <text:a xlink:href="http://www.gnupg.org/news.en.rss">http://www.gnupg.org/news.en.rss</text:a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 presentation:user-transformed="true">
          <draw:text-box>
            <text:p text:style-name="P1">PGP and OpenPGP</text:p>
          </draw:text-box>
        </draw:frame>
        <draw:frame presentation:style-name="pr5" draw:text-style-name="P6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7">PGP was originally developed by Phil Zimmermann as an email encryption software package.</text:p>
              </text:list-item>
            </text:list>
            <text:list text:style-name="L2">
              <text:list-item>
                <text:p text:style-name="P7">It was originally made available for free, in 1991.</text:p>
              </text:list-item>
            </text:list>
            <text:list text:style-name="L2">
              <text:list-item>
                <text:p text:style-name="P7">In 1997, the IETF formed the OpenPGP working group, who developed OpenPGP as a standard, RFC<text:span text:style-name="T3"> </text:span>2440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 presentation:user-transformed="true">
          <draw:text-box>
            <text:p text:style-name="P1">GnuPG</text:p>
          </draw:text-box>
        </draw:frame>
        <draw:frame presentation:style-name="pr5" draw:text-style-name="P6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7">“GnuPG is a complete and free replacement for PGP. <text:s/>Because it does not use the patented IDEA algorithm, it can be used without restrictions.” <text:s/>-- GnuPG website</text:p>
              </text:list-item>
            </text:list>
            <text:list text:style-name="L2">
              <text:list-item>
                <text:p text:style-name="P7">It is an OpenPGP (RFC 2440) compliant application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標準1" presentation:presentation-page-layout-name="AL3T12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Using GnuPG</text:p>
          </draw:text-box>
        </draw:frame>
        <draw:frame presentation:style-name="pr5" draw:text-style-name="P6" draw:layer="layout" svg:width="23.106cm" svg:height="16.001cm" svg:x="2cm" svg:y="3.7cm" presentation:class="outline" presentation:user-transformed="true">
          <draw:text-box>
            <text:list text:style-name="L2">
              <text:list-item>
                <text:p text:style-name="P5">Creating a key pair (secret and public key)</text:p>
              </text:list-item>
            </text:list>
            <text:list text:style-name="L2">
              <text:list-item>
                <text:list>
                  <text:list-item>
                    <text:p text:style-name="P8">Open your favorite terminal emulator, and run <text:s text:c="9"/><text:span text:style-name="T4">gpg</text:span><text:span text:style-name="T5"> --</text:span><text:span text:style-name="T4">gen-key </text:span><text:span text:style-name="T6">and follow the prompts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6">Exporting your public key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Run </text:span><text:span text:style-name="T4">gpg --list-keys</text:span><text:span text:style-name="T6"> Find the key you wish to export, then run </text:span><text:span text:style-name="T4">gpg --export [key id] &gt; somename.as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You can then share the .asc file, put it on your website, whatever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6">Exporting your key to a keyserver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gpg --send-keys [key id, ids] --keyserver [keyserver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A good keyserver (or rather set of keyservers) to use is hkp://random.sks.keyserver.penguin.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 presentation:user-transformed="true">
          <draw:text-box>
            <text:p text:style-name="P1">Using GnuPG</text:p>
          </draw:text-box>
        </draw:frame>
        <draw:frame presentation:style-name="pr5" draw:text-style-name="P6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5">Importing Keys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gpg –import keyname.asc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6">Importing Keys from a Keyserver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gpg --search-keys 'myfriend@his.isp.com' <text:s/>--keyserver [keyserver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Follow the promp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 presentation:user-transformed="true">
          <draw:text-box>
            <text:p text:style-name="P1">Using GnuPG</text:p>
          </draw:text-box>
        </draw:frame>
        <draw:frame presentation:style-name="pr5" draw:text-style-name="P6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5"><text:span text:style-name="T6">Encrypting files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gpg --encrypt --recipient [recipient] foo.tx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If you wish to encrypt the file for yourself, the recipient is 'your name/email.' If you wish to encrypt the file and send it to a friend, the recipient is 'name/email of friend.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When the process finishes encryption, you will have a file named foo.txt.gpg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6">Decrypting files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gpg --decrypt foo.txt.gpg --output foo.tx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Not using the --output option causes the decrypted file to be printed to stdou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標準1" presentation:presentation-page-layout-name="AL2T1">
        <draw:frame presentation:style-name="pr3" draw:text-style-name="P1" draw:layer="layout" svg:width="23.5cm" svg:height="1.501cm" svg:x="2cm" svg:y="1cm" presentation:class="title" presentation:user-transformed="true">
          <draw:text-box>
            <text:p text:style-name="P1">GnuPG GUI Frontends</text:p>
          </draw:text-box>
        </draw:frame>
        <draw:frame presentation:style-name="pr5" draw:text-style-name="P6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7">GPA – Aims to be the standard frontend for GnuPG</text:p>
              </text:list-item>
            </text:list>
            <text:list text:style-name="L2">
              <text:list-item>
                <text:p text:style-name="P7">KGPG – KDE frontend for GnuPG</text:p>
              </text:list-item>
            </text:list>
            <text:list text:style-name="L2">
              <text:list-item>
                <text:p text:style-name="P7">Seahorse – Gnome frontend for GnuPG</text:p>
              </text:list-item>
            </text:list>
            <text:list text:style-name="L2">
              <text:list-item>
                <text:p text:style-name="P7">GPGee - <text:s/>GPGee (GNU Privacy Guard Explorer Extension) is a shell extension that adds Windows explorer right-click menu support for GnuPGIs a MS-Windows program to integrate GnuPG into the Desktop.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標準1" presentation:presentation-page-layout-name="AL2T1">
        <draw:frame presentation:style-name="pr3" draw:text-style-name="P1" draw:layer="layout" svg:width="23.5cm" svg:height="1.501cm" svg:x="2cm" svg:y="1cm" presentation:class="title" presentation:user-transformed="true">
          <draw:text-box>
            <text:p text:style-name="P1">KGPG</text:p>
          </draw:text-box>
        </draw:frame>
        <draw:frame presentation:style-name="pr5" draw:text-style-name="P6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7">KGPG is a frontend to GnuPG for KDE.</text:p>
              </text:list-item>
            </text:list>
            <text:list text:style-name="L2">
              <text:list-item>
                <text:p text:style-name="P7">It simplifies many of the everyday tasks involved in managing your keychain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Web of Trust</text:p>
          </draw:text-box>
        </draw:frame>
        <draw:frame presentation:style-name="pr5" draw:text-style-name="P5" draw:layer="layout" svg:width="23cm" svg:height="16.001cm" svg:x="2cm" svg:y="3.7cm" presentation:class="outline">
          <draw:text-box>
            <text:list text:style-name="L2">
              <text:list-item>
                <text:p text:style-name="P5">A Web of Trust is a network of keys used to sign each other, used to make a key appear more trustworthy to others, and to set the trust level of a key in GPG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7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 presentation:user-transformed="true">
          <draw:text-box>
            <text:p text:style-name="P1">GnuPG MUA Frontends</text:p>
          </draw:text-box>
        </draw:frame>
        <draw:frame presentation:style-name="pr5" draw:text-style-name="P6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5">Enigmail – for Mozilla Thunderbird</text:p>
              </text:list-item>
            </text:list>
            <text:list text:style-name="L2">
              <text:list-item>
                <text:list>
                  <text:list-item>
                    <text:p text:style-name="P8"><text:a xlink:href="http://enigmail.mozdev.org/">http://enigmail.mozdev.org/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akes using PGP a breeze. <text:s/>Will sign, encrypt, decrypt, check, and even download keys from the keyserver(s).</text:p>
                  </text:list-item>
                </text:list>
              </text:list-item>
            </text:list>
            <text:list text:style-name="L2">
              <text:list-item>
                <text:p text:style-name="P5">Many other email clients have OpenPGP/GnuPG support, or can be extended to include it. Se<text:span text:style-name="T7">e:</text:span><text:span text:style-name="T8"><text:a xlink:href="http://www.gnupg.org/(en)/related_software/frontends.html#mua">http://www.gnupg.org/(en)/related_software/frontends.html#mua</text:a>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標準1" presentation:presentation-page-layout-name="AL2T1">
        <draw:frame presentation:style-name="pr3" draw:text-style-name="P9" draw:layer="layout" svg:width="23.5cm" svg:height="1.501cm" svg:x="2cm" svg:y="1cm" presentation:class="title" presentation:user-transformed="true">
          <draw:text-box>
            <text:p text:style-name="P1"><text:span text:style-name="T9">Illustration</text:span></text:p>
          </draw:text-box>
        </draw:frame>
        <draw:frame presentation:style-name="pr5" draw:text-style-name="P5" draw:layer="layout" svg:width="23cm" svg:height="16.001cm" svg:x="2cm" svg:y="3.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s-sunset" xlink:href="Pictures/10000000000003200000025832CBF8DB.png" xlink:type="simple" xlink:show="embed" xlink:actuate="onLoad"/>
    <draw:fill-image draw:name="spirit-pan" xlink:href="Pictures/100000000000032000000258163146C6.png" xlink:type="simple" xlink:show="embed" xlink:actuate="onLoad"/>
    <draw:opacity draw:name="Transparency_20_13" draw:display-name="Transparency 13" draw:style="ellipsoid" draw:cx="50%" draw:cy="50%" draw:start="75%" draw:end="5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2" draw:display-name="Transparency 32" draw:style="ellipsoid" draw:cx="50%" draw:cy="50%" draw:start="75%" draw:end="50%" draw:angle="300" draw:border="0%"/>
    <draw:opacity draw:name="Transparency_20_33" draw:display-name="Transparency 33" draw:style="ellipsoid" draw:cx="50%" draw:cy="50%" draw:start="50%" draw:end="25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ars-title" style:family="presentation">
      <style:graphic-properties draw:stroke="none" draw:fill="none" draw:fill-color="#000000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mar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background" style:family="presentation">
      <style:graphic-properties draw:stroke="none" draw:fill="bitmap" draw:fill-color="#355e00" draw:fill-gradient-name="Gradient_20_7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color="#355e00" draw:fill-gradient-name="Gradient_20_7" draw:fill-image-name="mars-sunset" draw:fill-image-width="7cm" draw:fill-image-height="7cm" style:repeat="stretch"/>
    </style:style>
    <style:style style:name="dp2" style:family="drawing-page">
      <style:drawing-page-properties draw:background-size="border" draw:fill="bitmap" draw:fill-color="#355e00" draw:fill-gradient-name="Gradient_20_8" draw:fill-image-name="spirit-pan" draw:fill-image-width="0cm" draw:fill-image-height="0cm" style:repeat="stretch"/>
    </style:style>
    <style:style style:name="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074cm"/>
    </style:style>
    <style:style style:name="gr3" style:family="graphic" style:parent-style-name="standard">
      <style:graphic-properties draw:stroke="none" draw:fill="none" draw:fill-color="#ffffff" draw:auto-grow-width="true" fo:min-height="1.098cm" fo:min-width="2.618cm"/>
    </style:style>
    <style:style style:name="gr4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r1" style:family="presentation" style:parent-style-name="mars-outline1">
      <style:graphic-properties draw:fill-color="#ffffff" draw:auto-grow-height="false" fo:min-height="13.23cm"/>
    </style:style>
    <style:style style:name="pr2" style:family="presentation" style:parent-style-name="mars-backgroundobjects">
      <style:graphic-properties draw:stroke="none" draw:fill="solid" draw:fill-color="#000000" draw:fill-image-name="mars-sunset" draw:opacity="100%" draw:opacity-name="Transparency_20_32" draw:fill-image-width="0cm" draw:fill-image-height="0cm" draw:textarea-horizontal-align="center" draw:textarea-vertical-align="middle" draw:shadow-opacity="100%"/>
    </style:style>
    <style:style style:name="pr3" style:family="presentation" style:parent-style-name="mars-title">
      <style:graphic-properties draw:fill-color="#ffffff" draw:auto-grow-height="false" fo:min-height="3.507cm"/>
    </style:style>
    <style:style style:name="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pr6" style:family="presentation" style:parent-style-name="標準1-title">
      <style:graphic-properties draw:fill-color="#ffffff" draw:auto-grow-height="false" fo:min-height="3.507cm"/>
    </style:style>
    <style:style style:name="pr7" style:family="presentation" style:parent-style-name="標準1-outline1" style:list-style-name="L3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7.2cm" fo:margin-right="0cm" fo:text-indent="-0.6cm"/>
    </style:style>
    <style:style style:name="P7" style:family="paragraph">
      <style:paragraph-properties fo:margin-left="8.4cm" fo:margin-right="0cm" fo:text-indent="-0.6cm"/>
    </style:style>
    <style:style style:name="P8" style:family="paragraph">
      <style:paragraph-properties fo:margin-left="9.6cm" fo:margin-right="0cm" fo:text-indent="-0.6cm"/>
    </style:style>
    <style:style style:name="P9" style:family="paragraph">
      <style:paragraph-properties fo:margin-left="10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6" style:family="paragraph">
      <style:paragraph-properties fo:margin-left="0cm" fo:margin-right="0cm" fo:text-align="start" fo:text-indent="0cm"/>
      <style:text-properties fo:color="#e6e6ff" fo:font-family="Arial" style:font-family-generic="swiss" style:font-pitch="variable" fo:font-size="24pt"/>
    </style:style>
    <style:style style:name="P17" style:family="paragraph">
      <style:paragraph-properties fo:margin-left="0.9cm" fo:margin-right="0cm" fo:text-indent="-0.9cm"/>
    </style:style>
    <style:style style:name="P18" style:family="paragraph">
      <style:paragraph-properties fo:margin-left="2.07cm" fo:margin-right="0cm" fo:text-indent="-0.8cm"/>
    </style:style>
    <style:style style:name="P19" style:family="paragraph">
      <style:paragraph-properties fo:margin-left="3.14cm" fo:margin-right="0cm" fo:text-indent="-0.6cm"/>
    </style:style>
    <style:style style:name="P20" style:family="paragraph">
      <style:paragraph-properties fo:margin-left="5.68cm" fo:margin-right="0cm" fo:text-indent="-0.6cm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text-align="center" fo:text-indent="0cm"/>
      <style:text-properties fo:color="#e6e6ff" fo:font-family="Arial" style:font-family-generic="swiss" style:font-pitch="variable" fo:font-size="20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e6e6ff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3" style:family="text">
      <style:text-properties fo:color="#e6e6ff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4" style:family="text">
      <style:text-properties fo:color="#e6e6ff" fo:font-family="Arial" style:font-family-generic="swiss" style:font-pitch="variable"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10.392cm" svg:height="7.794cm" svg:x="2.19cm" svg:y="2cm" draw:page-number="1"/>
      <draw:page-thumbnail draw:layer="backgroundobjects" svg:width="10.392cm" svg:height="7.794cm" svg:x="15.357cm" svg:y="2cm"/>
      <draw:page-thumbnail draw:layer="backgroundobjects" svg:width="10.392cm" svg:height="7.794cm" svg:x="2.19cm" svg:y="11.795cm"/>
      <draw:page-thumbnail draw:layer="backgroundobjects" svg:width="10.392cm" svg:height="7.794cm" svg:x="15.357cm" svg:y="11.795cm"/>
    </style:handout-master>
    <style:master-page style:name="mars" style:page-layout-name="PM1" draw:style-name="dp1">
      <draw:frame presentation:style-name="pr1" draw:text-style-name="P1" draw:layer="backgroundobjects" svg:width="6cm" svg:height="3.499cm" svg:x="0cm" svg:y="17.5cm" presentation:class="outline">
        <draw:text-box>
          <text:list text:style-name="L1">
            <text:list-item>
              <text:p text:style-name="P1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2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10" draw:layer="backgroundobjects" svg:width="15.5cm" svg:height="8.5cm" svg:x="11.5cm" svg:y="1cm" draw:corner-radius="0.5cm">
        <text:p text:style-name="P11"/>
      </draw:rect>
      <draw:frame presentation:style-name="pr3" draw:text-style-name="P11" draw:layer="backgroundobjects" svg:width="13.467cm" svg:height="2.26cm" svg:x="12.533cm" svg:y="1.5cm" presentation:class="title">
        <draw:text-box>
          <text:p text:style-name="P11">請按一下鼠標，編輯標題文的格式。</text:p>
        </draw:text-box>
      </draw:frame>
      <draw:rect presentation:style-name="pr2" draw:text-style-name="P10" draw:layer="backgroundobjects" svg:width="11.5cm" svg:height="4cm" svg:x="1cm" svg:y="8.878cm" draw:corner-radius="0.5cm">
        <text:p text:style-name="P11"/>
      </draw:rect>
      <draw:frame draw:style-name="gr1" draw:text-style-name="P13" draw:layer="backgroundobjects" svg:width="3.5cm" svg:height="1cm" svg:x="22.7cm" svg:y="8cm">
        <draw:text-box>
          <text:p text:style-name="P12"><text:span text:style-name="T1">2005-11-19</text:span></text:p>
        </draw:text-box>
      </draw:frame>
      <draw:frame draw:style-name="gr2" draw:text-style-name="P16" draw:layer="backgroundobjects" svg:width="10.5cm" svg:height="3.074cm" svg:x="1.5cm" svg:y="9.342cm">
        <draw:text-box>
          <text:p text:style-name="P14"><text:span text:style-name="T2">Ian Barr</text:span></text:p>
          <text:p text:style-name="P14"><text:span text:style-name="T3">Secretary</text:span></text:p>
          <text:p text:style-name="P15"><text:span text:style-name="T3">Pensacola Linux Users' Group</text:span></text:p>
          <text:p text:style-name="P15"><text:span text:style-name="T3"/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draw:rect presentation:style-name="pr4" draw:text-style-name="P10" draw:layer="backgroundobjects" svg:width="24.5cm" svg:height="17cm" svg:x="1.5cm" svg:y="3.2cm" draw:corner-radius="0.5cm">
        <text:p text:style-name="P11"/>
      </draw:rect>
      <draw:rect presentation:style-name="pr5" draw:text-style-name="P10" draw:layer="backgroundobjects" svg:width="24.5cm" svg:height="2.7cm" svg:x="1.5cm" svg:y="0.5cm" draw:corner-radius="0.5cm">
        <text:p text:style-name="P11"/>
      </draw:rect>
      <draw:frame presentation:style-name="pr6" draw:text-style-name="P11" draw:layer="backgroundobjects" svg:width="23.5cm" svg:height="1.5cm" svg:x="2cm" svg:y="1cm" presentation:class="title">
        <draw:text-box>
          <text:p text:style-name="P11">請按一下鼠標，編輯標題文的格式。</text:p>
        </draw:text-box>
      </draw:frame>
      <draw:frame presentation:style-name="pr7" draw:text-style-name="P17" draw:layer="backgroundobjects" svg:width="23cm" svg:height="16cm" svg:x="2cm" svg:y="3.7cm" presentation:class="outline">
        <draw:text-box>
          <text:list text:style-name="L3">
            <text:list-item>
              <text:p text:style-name="P17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18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9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0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0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0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0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5" draw:text-style-name="P10" draw:layer="backgroundobjects" svg:width="2.2cm" svg:height="1.05cm" svg:x="25.5cm" svg:y="19.8cm" draw:corner-radius="0.5cm">
        <text:p text:style-name="P11"/>
      </draw:rect>
      <draw:frame draw:style-name="gr3" draw:text-style-name="P22" draw:layer="backgroundobjects" svg:width="3.224cm" svg:height="1.098cm" svg:x="25.024cm" svg:y="19.9cm">
        <draw:text-box>
          <text:p text:style-name="P21"><text:span text:style-name="T4"><text:page-number>11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dp3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01cm"/>
      </draw:frame>
      <draw:rect draw:style-name="gr4" draw:text-style-name="P10" draw:layer="backgroundobjects" svg:width="25.986cm" svg:height="0.268cm" svg:x="2.013cm" svg:y="19.658cm">
        <text:p text:style-name="P11"/>
      </draw:rect>
      <draw:rect draw:style-name="gr4" draw:text-style-name="P10" draw:layer="backgroundobjects" svg:width="22.478cm" svg:height="0.268cm" svg:x="5.521cm" svg:y="20.248cm">
        <text:p text:style-name="P11"/>
      </draw:rect>
      <presentation:notes style:page-layout-name="PM2">
        <draw:page-thumbnail presentation:style-name="lyt-darkblue-title" draw:layer="backgroundobjects" svg:width="14.181cm" svg:height="9.575cm" svg:x="3.704cm" svg:y="2.794cm" presentation:class="page"/>
        <draw:frame presentation:style-name="lyt-darkblue-notes" draw:layer="backgroundobjects" svg:width="15.021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dc:title>GnuPG - The GNU Privacy Guard</dc:title>
    <meta:creation-date>2005-11-06T10:43:59</meta:creation-date>
    <dc:date>2005-11-19T19:06:41</dc:date>
    <dc:language>en-US</dc:language>
    <meta:editing-cycles>12</meta:editing-cycles>
    <meta:editing-duration>PT4H45M45S</meta:editing-duration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